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style:tab-stop-distance="1in"/>
    </style:style>
  </office:automatic-styles>
  <office:body>
    <office:text>
      <text:p text:style-name="P1">
     this is (tab)<text:tab/>a paragraph whose (tab)<text:tab/>default tab stop distance is 1i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